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e6a" officeooo:paragraph-rsid="000d2e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LIED TEST - SIZE OF TRAINING = 1000</text:p>
      <text:p text:style-name="P1"/>
      <text:p text:style-name="P1">################################################################################################################################################################################################</text:p>
      <text:p text:style-name="P1">#DEFAULT SETTINGS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</text:p>
      <text:p text:style-name="P1">#DEFAULT SETTINGS</text:p>
      <text:p text:style-name="P1"/>
      <text:p text:style-name="P1"/>
      <text:p text:style-name="P1"/>
      <text:p text:style-name="P1">Time taken to build model: 14.59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7"/>4094 <text:s text:c="14"/>97.0142 %</text:p>
      <text:p text:style-name="P1">Incorrectly Classified Instances <text:s text:c="6"/>126 <text:s text:c="15"/>2.9858 %</text:p>
      <text:p text:style-name="P1">Kappa statistic <text:s text:c="25"/>0.9668</text:p>
      <text:p text:style-name="P1">Mean absolute error <text:s text:c="21"/>0.0099</text:p>
      <text:p text:style-name="P1">Root mean squared error <text:s text:c="17"/>0.0706</text:p>
      <text:p text:style-name="P1">Relative absolute error <text:s text:c="17"/>5.4772 %</text:p>
      <text:p text:style-name="P1">Root relative squared error <text:s text:c="12"/>23.5226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86 <text:s text:c="4"/>0 <text:s text:c="9"/>1 <text:s text:c="8"/>0.986 <text:s text:c="4"/>0.993 <text:s text:c="5"/>1 <text:s text:c="7"/>0</text:p>
      <text:p text:style-name="P1">0.967 <text:s text:c="4"/>0.005 <text:s text:c="5"/>0.956 <text:s text:c="4"/>0.967 <text:s text:c="4"/>0.961 <text:s text:c="5"/>0.996 <text:s text:c="3"/>1</text:p>
      <text:p text:style-name="P1">0.963 <text:s text:c="4"/>0.001 <text:s text:c="5"/>0.993 <text:s text:c="4"/>0.963 <text:s text:c="4"/>0.978 <text:s text:c="5"/>0.999 <text:s text:c="3"/>2</text:p>
      <text:p text:style-name="P1">0.962 <text:s text:c="4"/>0.005 <text:s text:c="5"/>0.953 <text:s text:c="4"/>0.962 <text:s text:c="4"/>0.958 <text:s text:c="5"/>0.998 <text:s text:c="3"/>3</text:p>
      <text:p text:style-name="P1">0.973 <text:s text:c="4"/>0.003 <text:s text:c="5"/>0.969 <text:s text:c="4"/>0.973 <text:s text:c="4"/>0.971 <text:s text:c="5"/>0.999 <text:s text:c="3"/>4</text:p>
      <text:p text:style-name="P1">0.972 <text:s text:c="4"/>0.003 <text:s text:c="5"/>0.969 <text:s text:c="4"/>0.972 <text:s text:c="4"/>0.971 <text:s text:c="5"/>0.998 <text:s text:c="3"/>5</text:p>
      <text:p text:style-name="P1">0.986 <text:s text:c="4"/>0.003 <text:s text:c="5"/>0.974 <text:s text:c="4"/>0.986 <text:s text:c="4"/>0.98 <text:s text:c="6"/>0.999 <text:s text:c="3"/>6</text:p>
      <text:p text:style-name="P1">0.977 <text:s text:c="4"/>0.001 <text:s text:c="5"/>0.988 <text:s text:c="4"/>0.977 <text:s text:c="4"/>0.982 <text:s text:c="5"/>1 <text:s text:c="7"/>7</text:p>
      <text:p text:style-name="P1">0.952 <text:s text:c="4"/>0.006 <text:s text:c="5"/>0.946 <text:s text:c="4"/>0.952 <text:s text:c="4"/>0.949 <text:s text:c="5"/>0.998 <text:s text:c="3"/>8</text:p>
      <text:p text:style-name="P1">0.964 <text:s text:c="4"/>0.005 <text:s text:c="5"/>0.955 <text:s text:c="4"/>0.964 <text:s text:c="4"/>0.959 <text:s text:c="5"/>0.997 <text:s text:c="3"/>9</text:p>
      <text:p text:style-name="P1">Weighted Avg. <text:s text:c="3"/>0.97 <text:s text:c="5"/>0.003 <text:s text:c="5"/>0.97 <text:s text:c="5"/>0.97 <text:s text:c="5"/>0.97 <text:s text:c="6"/>0.998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11 <text:s text:c="2"/>0 <text:s text:c="2"/>0 <text:s text:c="2"/>0 <text:s text:c="2"/>5 <text:s text:c="2"/>0 <text:s text:c="2"/>1 <text:s text:c="2"/>0 <text:s text:c="2"/>0 <text:s text:c="2"/>0 | <text:s text:c="2"/>a = 0</text:p>
      <text:p text:style-name="P1">0 411 <text:s text:c="2"/>0 <text:s text:c="2"/>1 <text:s text:c="2"/>0 <text:s text:c="2"/>0 <text:s text:c="2"/>0 <text:s text:c="2"/>0 <text:s text:c="2"/>6 <text:s text:c="2"/>7 | <text:s text:c="2"/>b = 1</text:p>
      <text:p text:style-name="P1">0 <text:s text:c="2"/>4 414 <text:s text:c="2"/>3 <text:s text:c="2"/>0 <text:s text:c="2"/>0 <text:s text:c="2"/>1 <text:s text:c="2"/>2 <text:s text:c="2"/>5 <text:s text:c="2"/>1 | <text:s text:c="2"/>c = 2</text:p>
      <text:p text:style-name="P1">0 <text:s text:c="2"/>1 <text:s text:c="2"/>2 410 <text:s text:c="2"/>0 <text:s text:c="2"/>6 <text:s text:c="2"/>0 <text:s text:c="2"/>0 <text:s text:c="2"/>3 <text:s text:c="2"/>4 | <text:s text:c="2"/>d = 3</text:p>
      <text:p text:style-name="P1">0 <text:s text:c="2"/>1 <text:s text:c="2"/>0 <text:s text:c="2"/>0 404 <text:s text:c="2"/>0 <text:s text:c="2"/>5 <text:s text:c="2"/>0 <text:s text:c="2"/>5 <text:s text:c="2"/>0 | <text:s text:c="2"/>e = 4</text:p>
      <text:p text:style-name="P1"><text:soft-page-break/>0 <text:s text:c="2"/>0 <text:s text:c="2"/>0 <text:s text:c="2"/>3 <text:s text:c="2"/>0 412 <text:s text:c="2"/>4 <text:s text:c="2"/>0 <text:s text:c="2"/>0 <text:s text:c="2"/>5 | <text:s text:c="2"/>f = 5</text:p>
      <text:p text:style-name="P1">0 <text:s text:c="2"/>3 <text:s text:c="2"/>0 <text:s text:c="2"/>0 <text:s text:c="2"/>3 <text:s text:c="2"/>0 411 <text:s text:c="2"/>0 <text:s text:c="2"/>0 <text:s text:c="2"/>0 | <text:s text:c="2"/>g = 6</text:p>
      <text:p text:style-name="P1">0 <text:s text:c="2"/>0 <text:s text:c="2"/>0 <text:s text:c="2"/>4 <text:s text:c="2"/>3 <text:s text:c="2"/>1 <text:s text:c="2"/>0 419 <text:s text:c="2"/>1 <text:s text:c="2"/>1 | <text:s text:c="2"/>h = 7</text:p>
      <text:p text:style-name="P1">0 <text:s text:c="2"/>9 <text:s text:c="2"/>1 <text:s text:c="2"/>5 <text:s text:c="2"/>0 <text:s text:c="2"/>4 <text:s text:c="2"/>0 <text:s text:c="2"/>0 400 <text:s text:c="2"/>1 | <text:s text:c="2"/>i = 8</text:p>
      <text:p text:style-name="P1">0 <text:s text:c="2"/>1 <text:s text:c="2"/>0 <text:s text:c="2"/>4 <text:s text:c="2"/>2 <text:s text:c="2"/>2 <text:s text:c="2"/>0 <text:s text:c="2"/>3 <text:s text:c="2"/>3 402 | <text:s text:c="2"/>j = 9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<text:p text:style-name="P1">#1 hidden layer</text:p>
      <text:p text:style-name="P1"/>
      <text:p text:style-name="P1">Time taken to build model: 1.33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7"/>1456 <text:s text:c="14"/>34.5024 %</text:p>
      <text:p text:style-name="P1">Incorrectly Classified Instances <text:s text:c="5"/>2764 <text:s text:c="14"/>65.4976 %</text:p>
      <text:p text:style-name="P1">Kappa statistic <text:s text:c="25"/>0.2728</text:p>
      <text:p text:style-name="P1">Mean absolute error <text:s text:c="21"/>0.16 <text:s/></text:p>
      <text:p text:style-name="P1">Root mean squared error <text:s text:c="17"/>0.2761</text:p>
      <text:p text:style-name="P1">Relative absolute error <text:s text:c="16"/>88.8765 %</text:p>
      <text:p text:style-name="P1">Root relative squared error <text:s text:c="12"/>92.0142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 <text:s text:c="8"/>0 <text:s text:c="9"/>0 <text:s text:c="8"/>0 <text:s text:c="8"/>0 <text:s text:c="9"/>0.845 <text:s text:c="3"/>0</text:p>
      <text:p text:style-name="P1">0 <text:s text:c="8"/>0 <text:s text:c="9"/>0 <text:s text:c="8"/>0 <text:s text:c="8"/>0 <text:s text:c="9"/>0.725 <text:s text:c="3"/>1</text:p>
      <text:p text:style-name="P1">0 <text:s text:c="8"/>0 <text:s text:c="9"/>0 <text:s text:c="8"/>0 <text:s text:c="8"/>0 <text:s text:c="9"/>0.768 <text:s text:c="3"/>2</text:p>
      <text:p text:style-name="P1">0.937 <text:s text:c="4"/>0.072 <text:s text:c="5"/>0.592 <text:s text:c="4"/>0.937 <text:s text:c="4"/>0.725 <text:s text:c="5"/>0.986 <text:s text:c="3"/>3</text:p>
      <text:p text:style-name="P1">0.882 <text:s text:c="4"/>0.03 <text:s text:c="6"/>0.759 <text:s text:c="4"/>0.882 <text:s text:c="4"/>0.816 <text:s text:c="5"/>0.984 <text:s text:c="3"/>4</text:p>
      <text:p text:style-name="P1">0.384 <text:s text:c="4"/>0.133 <text:s text:c="5"/>0.244 <text:s text:c="4"/>0.384 <text:s text:c="4"/>0.298 <text:s text:c="5"/>0.799 <text:s text:c="3"/>5</text:p>
      <text:p text:style-name="P1">0.859 <text:s text:c="4"/>0.304 <text:s text:c="5"/>0.236 <text:s text:c="4"/>0.859 <text:s text:c="4"/>0.371 <text:s text:c="5"/>0.879 <text:s text:c="3"/>6</text:p>
      <text:p text:style-name="P1">0 <text:s text:c="8"/>0 <text:s text:c="9"/>0 <text:s text:c="8"/>0 <text:s text:c="8"/>0 <text:s text:c="9"/>0.629 <text:s text:c="3"/>7</text:p>
      <text:p text:style-name="P1">0 <text:s text:c="8"/>0 <text:s text:c="9"/>0 <text:s text:c="8"/>0 <text:s text:c="8"/>0 <text:s text:c="9"/>0.68 <text:s text:c="4"/>8</text:p>
      <text:p text:style-name="P1">0.408 <text:s text:c="4"/>0.187 <text:s text:c="5"/>0.193 <text:s text:c="4"/>0.408 <text:s text:c="4"/>0.262 <text:s text:c="5"/>0.753 <text:s text:c="3"/>9</text:p>
      <text:p text:style-name="P1">Weighted Avg. <text:s text:c="3"/>0.345 <text:s text:c="4"/>0.072 <text:s text:c="5"/>0.201 <text:s text:c="4"/>0.345 <text:s text:c="4"/>0.246 <text:s text:c="5"/>0.804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0 <text:s text:c="2"/>0 <text:s text:c="2"/>0 <text:s text:c="2"/>0 <text:s/>35 <text:s text:c="2"/>0 358 <text:s text:c="2"/>0 <text:s text:c="2"/>0 <text:s/>24 | <text:s text:c="2"/>a = 0</text:p>
      <text:p text:style-name="P1">0 <text:s text:c="2"/>0 <text:s text:c="2"/>0 <text:s text:c="2"/>0 <text:s text:c="2"/>3 <text:s/>22 275 <text:s text:c="2"/>0 <text:s text:c="2"/>0 125 | <text:s text:c="2"/>b = 1</text:p>
      <text:p text:style-name="P1">0 <text:s text:c="2"/>0 <text:s text:c="2"/>0 <text:s/>73 <text:s text:c="2"/>5 171 <text:s/>54 <text:s text:c="2"/>0 <text:s text:c="2"/>0 127 | <text:s text:c="2"/>c = 2</text:p>
      <text:p text:style-name="P1">0 <text:s text:c="2"/>0 <text:s text:c="2"/>0 399 <text:s text:c="2"/>0 <text:s/>21 <text:s text:c="2"/>0 <text:s text:c="2"/>0 <text:s text:c="2"/>0 <text:s text:c="2"/>6 | <text:s text:c="2"/>d = 3</text:p>
      <text:p text:style-name="P1">0 <text:s text:c="2"/>0 <text:s text:c="2"/>0 <text:s text:c="2"/>0 366 <text:s text:c="2"/>0 <text:s/>48 <text:s text:c="2"/>0 <text:s text:c="2"/>0 <text:s text:c="2"/>1 | <text:s text:c="2"/>e = 4</text:p>
      <text:p text:style-name="P1">0 <text:s text:c="2"/>0 <text:s text:c="2"/>0 101 <text:s text:c="2"/>1 163 <text:s/>27 <text:s text:c="2"/>0 <text:s text:c="2"/>0 132 | <text:s text:c="2"/>f = 5</text:p>
      <text:p text:style-name="P1">0 <text:s text:c="2"/>0 <text:s text:c="2"/>0 <text:s text:c="2"/>0 <text:s/>52 <text:s text:c="2"/>0 358 <text:s text:c="2"/>0 <text:s text:c="2"/>0 <text:s text:c="2"/>7 | <text:s text:c="2"/>g = 6</text:p>
      <text:p text:style-name="P1"><text:soft-page-break/>0 <text:s text:c="2"/>0 <text:s text:c="2"/>0 <text:s/>45 <text:s/>12 <text:s/>74 175 <text:s text:c="2"/>0 <text:s text:c="2"/>0 123 | <text:s text:c="2"/>h = 7</text:p>
      <text:p text:style-name="P1">0 <text:s text:c="2"/>0 <text:s text:c="2"/>0 <text:s/>23 <text:s text:c="2"/>7 <text:s/>91 133 <text:s text:c="2"/>0 <text:s text:c="2"/>0 166 | <text:s text:c="2"/>i = 8</text:p>
      <text:p text:style-name="P1">0 <text:s text:c="2"/>0 <text:s text:c="2"/>0 <text:s/>33 <text:s text:c="2"/>1 127 <text:s/>86 <text:s text:c="2"/>0 <text:s text:c="2"/>0 170 | <text:s text:c="2"/>j = 9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</text:p>
      <text:p text:style-name="P1">#hidden layers = 5</text:p>
      <text:p text:style-name="P1">Time taken to build model: 3.01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7"/>3657 <text:s text:c="14"/>86.6588 %</text:p>
      <text:p text:style-name="P1">Incorrectly Classified Instances <text:s text:c="6"/>563 <text:s text:c="14"/>13.3412 %</text:p>
      <text:p text:style-name="P1">Kappa statistic <text:s text:c="25"/>0.8518</text:p>
      <text:p text:style-name="P1">Mean absolute error <text:s text:c="21"/>0.0318</text:p>
      <text:p text:style-name="P1">Root mean squared error <text:s text:c="17"/>0.1508</text:p>
      <text:p text:style-name="P1">Relative absolute error <text:s text:c="16"/>17.6541 %</text:p>
      <text:p text:style-name="P1">Root relative squared error <text:s text:c="12"/>50.2512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7 <text:s text:c="4"/>0.004 <text:s text:c="5"/>0.963 <text:s text:c="4"/>0.947 <text:s text:c="4"/>0.955 <text:s text:c="5"/>0.997 <text:s text:c="3"/>0</text:p>
      <text:p text:style-name="P1">0.878 <text:s text:c="4"/>0.023 <text:s text:c="5"/>0.813 <text:s text:c="4"/>0.878 <text:s text:c="4"/>0.844 <text:s text:c="5"/>0.974 <text:s text:c="3"/>1</text:p>
      <text:p text:style-name="P1">0.816 <text:s text:c="4"/>0.007 <text:s text:c="5"/>0.926 <text:s text:c="4"/>0.816 <text:s text:c="4"/>0.868 <text:s text:c="5"/>0.978 <text:s text:c="3"/>2</text:p>
      <text:p text:style-name="P1">0.88 <text:s text:c="5"/>0.029 <text:s text:c="5"/>0.773 <text:s text:c="4"/>0.88 <text:s text:c="5"/>0.823 <text:s text:c="5"/>0.979 <text:s text:c="3"/>3</text:p>
      <text:p text:style-name="P1">0.875 <text:s text:c="4"/>0.009 <text:s text:c="5"/>0.912 <text:s text:c="4"/>0.875 <text:s text:c="4"/>0.893 <text:s text:c="5"/>0.968 <text:s text:c="3"/>4</text:p>
      <text:p text:style-name="P1">0.785 <text:s text:c="4"/>0.009 <text:s text:c="5"/>0.907 <text:s text:c="4"/>0.785 <text:s text:c="4"/>0.842 <text:s text:c="5"/>0.979 <text:s text:c="3"/>5</text:p>
      <text:p text:style-name="P1">0.911 <text:s text:c="4"/>0.007 <text:s text:c="5"/>0.931 <text:s text:c="4"/>0.911 <text:s text:c="4"/>0.921 <text:s text:c="5"/>0.991 <text:s text:c="3"/>6</text:p>
      <text:p text:style-name="P1">0.914 <text:s text:c="4"/>0.015 <text:s text:c="5"/>0.873 <text:s text:c="4"/>0.914 <text:s text:c="4"/>0.893 <text:s text:c="5"/>0.983 <text:s text:c="3"/>7</text:p>
      <text:p text:style-name="P1">0.79 <text:s text:c="5"/>0.027 <text:s text:c="5"/>0.767 <text:s text:c="4"/>0.79 <text:s text:c="5"/>0.778 <text:s text:c="5"/>0.939 <text:s text:c="3"/>8</text:p>
      <text:p text:style-name="P1">0.871 <text:s text:c="4"/>0.018 <text:s text:c="5"/>0.84 <text:s text:c="5"/>0.871 <text:s text:c="4"/>0.855 <text:s text:c="5"/>0.983 <text:s text:c="3"/>9</text:p>
      <text:p text:style-name="P1">Weighted Avg. <text:s text:c="3"/>0.867 <text:s text:c="4"/>0.015 <text:s text:c="5"/>0.87 <text:s text:c="5"/>0.867 <text:s text:c="4"/>0.867 <text:s text:c="5"/>0.97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95 <text:s text:c="2"/>1 <text:s text:c="2"/>3 <text:s text:c="2"/>0 <text:s text:c="2"/>2 <text:s/>10 <text:s text:c="2"/>1 <text:s text:c="2"/>2 <text:s text:c="2"/>0 <text:s text:c="2"/>3 | <text:s text:c="2"/>a = 0</text:p>
      <text:p text:style-name="P1">0 373 <text:s text:c="2"/>0 <text:s text:c="2"/>0 <text:s/>14 <text:s text:c="2"/>0 <text:s text:c="2"/>3 <text:s text:c="2"/>1 <text:s/>28 <text:s text:c="2"/>6 | <text:s text:c="2"/>b = 1</text:p>
      <text:p text:style-name="P1">4 <text:s/>11 351 <text:s/>26 <text:s text:c="2"/>1 <text:s text:c="2"/>1 <text:s text:c="2"/>8 <text:s text:c="2"/>7 <text:s/>21 <text:s text:c="2"/>0 | <text:s text:c="2"/>c = 2</text:p>
      <text:p text:style-name="P1">1 <text:s text:c="2"/>0 <text:s/>15 375 <text:s text:c="2"/>0 <text:s text:c="2"/>9 <text:s text:c="2"/>4 <text:s text:c="2"/>3 <text:s/>18 <text:s text:c="2"/>1 | <text:s text:c="2"/>d = 3</text:p>
      <text:p text:style-name="P1">1 <text:s/>22 <text:s text:c="2"/>0 <text:s text:c="2"/>0 363 <text:s text:c="2"/>0 <text:s text:c="2"/>3 <text:s text:c="2"/>6 <text:s text:c="2"/>5 <text:s/>15 | <text:s text:c="2"/>e = 4</text:p>
      <text:p text:style-name="P1">0 <text:s text:c="2"/>0 <text:s text:c="2"/>0 <text:s/>56 <text:s text:c="2"/>2 333 <text:s text:c="2"/>9 <text:s/>12 <text:s text:c="2"/>0 <text:s/>12 | <text:s text:c="2"/>f = 5</text:p>
      <text:p text:style-name="P1">4 <text:s/>20 <text:s text:c="2"/>1 <text:s text:c="2"/>2 <text:s text:c="2"/>9 <text:s text:c="2"/>1 380 <text:s text:c="2"/>0 <text:s text:c="2"/>0 <text:s text:c="2"/>0 | <text:s text:c="2"/>g = 6</text:p>
      <text:p text:style-name="P1">0 <text:s text:c="2"/>0 <text:s text:c="2"/>0 <text:s text:c="2"/>3 <text:s text:c="2"/>6 <text:s/>12 <text:s text:c="2"/>0 392 <text:s/>12 <text:s text:c="2"/>4 | <text:s text:c="2"/>h = 7</text:p>
      <text:p text:style-name="P1">1 <text:s/>28 <text:s text:c="2"/>8 <text:s/>15 <text:s text:c="2"/>1 <text:s text:c="2"/>1 <text:s text:c="2"/>0 <text:s text:c="2"/>6 332 <text:s/>28 | <text:s text:c="2"/>i = 8</text:p>
      <text:p text:style-name="P1">4 <text:s text:c="2"/>4 <text:s text:c="2"/>1 <text:s text:c="2"/>8 <text:s text:c="2"/>0 <text:s text:c="2"/>0 <text:s text:c="2"/>0 <text:s/>20 <text:s/>17 363 | <text:s text:c="2"/>j = 9</text:p>
      <text:p text:style-name="P1"/>
      <text:p text:style-name="P1"><text:soft-page-break/></text:p>
      <text:p text:style-name="P1">################################################################################################################################################################################################</text:p>
      <text:p text:style-name="P1">#hidden layers = 10</text:p>
      <text:p text:style-name="P1"/>
      <text:p text:style-name="P1"/>
      <text:p text:style-name="P1">Time taken to build model: 4.9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7"/>4001 <text:s text:c="14"/>94.8104 %</text:p>
      <text:p text:style-name="P1">Incorrectly Classified Instances <text:s text:c="6"/>219 <text:s text:c="15"/>5.1896 %</text:p>
      <text:p text:style-name="P1">Kappa statistic <text:s text:c="25"/>0.9423</text:p>
      <text:p text:style-name="P1">Mean absolute error <text:s text:c="21"/>0.0149</text:p>
      <text:p text:style-name="P1">Root mean squared error <text:s text:c="17"/>0.0899</text:p>
      <text:p text:style-name="P1">Relative absolute error <text:s text:c="17"/>8.2813 %</text:p>
      <text:p text:style-name="P1">Root relative squared error <text:s text:c="12"/>29.947 <text:s/>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1 <text:s text:c="5"/>0.988 <text:s text:c="4"/>0.971 <text:s text:c="4"/>0.979 <text:s text:c="5"/>0.999 <text:s text:c="3"/>0</text:p>
      <text:p text:style-name="P1">0.922 <text:s text:c="4"/>0.008 <text:s text:c="5"/>0.927 <text:s text:c="4"/>0.922 <text:s text:c="4"/>0.925 <text:s text:c="5"/>0.993 <text:s text:c="3"/>1</text:p>
      <text:p text:style-name="P1">0.93 <text:s text:c="5"/>0.004 <text:s text:c="5"/>0.959 <text:s text:c="4"/>0.93 <text:s text:c="5"/>0.945 <text:s text:c="5"/>0.996 <text:s text:c="3"/>2</text:p>
      <text:p text:style-name="P1">0.948 <text:s text:c="4"/>0.007 <text:s text:c="5"/>0.94 <text:s text:c="5"/>0.948 <text:s text:c="4"/>0.944 <text:s text:c="5"/>0.997 <text:s text:c="3"/>3</text:p>
      <text:p text:style-name="P1">0.947 <text:s text:c="4"/>0.005 <text:s text:c="5"/>0.954 <text:s text:c="4"/>0.947 <text:s text:c="4"/>0.95 <text:s text:c="6"/>0.998 <text:s text:c="3"/>4</text:p>
      <text:p text:style-name="P1">0.96 <text:s text:c="5"/>0.006 <text:s text:c="5"/>0.949 <text:s text:c="4"/>0.96 <text:s text:c="5"/>0.954 <text:s text:c="5"/>0.998 <text:s text:c="3"/>5</text:p>
      <text:p text:style-name="P1">0.978 <text:s text:c="4"/>0.005 <text:s text:c="5"/>0.953 <text:s text:c="4"/>0.978 <text:s text:c="4"/>0.966 <text:s text:c="5"/>0.997 <text:s text:c="3"/>6</text:p>
      <text:p text:style-name="P1">0.956 <text:s text:c="4"/>0.003 <text:s text:c="5"/>0.976 <text:s text:c="4"/>0.956 <text:s text:c="4"/>0.966 <text:s text:c="5"/>0.998 <text:s text:c="3"/>7</text:p>
      <text:p text:style-name="P1">0.929 <text:s text:c="4"/>0.01 <text:s text:c="6"/>0.911 <text:s text:c="4"/>0.929 <text:s text:c="4"/>0.92 <text:s text:c="6"/>0.992 <text:s text:c="3"/>8</text:p>
      <text:p text:style-name="P1">0.94 <text:s text:c="5"/>0.008 <text:s text:c="5"/>0.927 <text:s text:c="4"/>0.94 <text:s text:c="5"/>0.933 <text:s text:c="5"/>0.995 <text:s text:c="3"/>9</text:p>
      <text:p text:style-name="P1">Weighted Avg. <text:s text:c="3"/>0.948 <text:s text:c="4"/>0.006 <text:s text:c="5"/>0.948 <text:s text:c="4"/>0.948 <text:s text:c="4"/>0.948 <text:s text:c="5"/>0.996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5 <text:s text:c="2"/>0 <text:s text:c="2"/>1 <text:s text:c="2"/>0 <text:s text:c="2"/>7 <text:s text:c="2"/>0 <text:s text:c="2"/>3 <text:s text:c="2"/>0 <text:s text:c="2"/>0 <text:s text:c="2"/>1 | <text:s text:c="2"/>a = 0</text:p>
      <text:p text:style-name="P1">0 392 <text:s text:c="2"/>1 <text:s text:c="2"/>0 <text:s text:c="2"/>2 <text:s text:c="2"/>1 <text:s text:c="2"/>0 <text:s text:c="2"/>1 <text:s/>18 <text:s/>10 | <text:s text:c="2"/>b = 1</text:p>
      <text:p text:style-name="P1">0 <text:s/>12 400 <text:s text:c="2"/>6 <text:s text:c="2"/>0 <text:s text:c="2"/>0 <text:s text:c="2"/>1 <text:s text:c="2"/>3 <text:s text:c="2"/>7 <text:s text:c="2"/>1 | <text:s text:c="2"/>c = 2</text:p>
      <text:p text:style-name="P1">0 <text:s text:c="2"/>3 <text:s text:c="2"/>5 404 <text:s text:c="2"/>0 <text:s text:c="2"/>5 <text:s text:c="2"/>0 <text:s text:c="2"/>0 <text:s text:c="2"/>0 <text:s text:c="2"/>9 | <text:s text:c="2"/>d = 3</text:p>
      <text:p text:style-name="P1">0 <text:s text:c="2"/>0 <text:s text:c="2"/>0 <text:s text:c="2"/>0 393 <text:s text:c="2"/>0 <text:s/>15 <text:s text:c="2"/>0 <text:s text:c="2"/>7 <text:s text:c="2"/>0 | <text:s text:c="2"/>e = 4</text:p>
      <text:p text:style-name="P1">4 <text:s text:c="2"/>2 <text:s text:c="2"/>1 <text:s text:c="2"/>2 <text:s text:c="2"/>0 407 <text:s text:c="2"/>1 <text:s text:c="2"/>2 <text:s text:c="2"/>1 <text:s text:c="2"/>4 | <text:s text:c="2"/>f = 5</text:p>
      <text:p text:style-name="P1">0 <text:s text:c="2"/>4 <text:s text:c="2"/>0 <text:s text:c="2"/>0 <text:s text:c="2"/>4 <text:s text:c="2"/>0 408 <text:s text:c="2"/>0 <text:s text:c="2"/>1 <text:s text:c="2"/>0 | <text:s text:c="2"/>g = 6</text:p>
      <text:p text:style-name="P1">0 <text:s text:c="2"/>0 <text:s text:c="2"/>5 <text:s text:c="2"/>3 <text:s text:c="2"/>3 <text:s text:c="2"/>3 <text:s text:c="2"/>0 410 <text:s text:c="2"/>1 <text:s text:c="2"/>4 | <text:s text:c="2"/>h = 7</text:p>
      <text:p text:style-name="P1">0 <text:s text:c="2"/>8 <text:s text:c="2"/>2 <text:s text:c="2"/>9 <text:s text:c="2"/>1 <text:s text:c="2"/>7 <text:s text:c="2"/>0 <text:s text:c="2"/>1 390 <text:s text:c="2"/>2 | <text:s text:c="2"/>i = 8</text:p>
      <text:p text:style-name="P1">1 <text:s text:c="2"/>2 <text:s text:c="2"/>2 <text:s text:c="2"/>6 <text:s text:c="2"/>2 <text:s text:c="2"/>6 <text:s text:c="2"/>0 <text:s text:c="2"/>3 <text:s text:c="2"/>3 392 | <text:s text:c="2"/>j = 9</text:p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</text:p>
      <text:p text:style-name="P1">#hidden layers = 10 </text:p>
      <text:p text:style-name="P1"><text:s text:c="2"/>with l.r. = 0.9 = momentum -&gt; very bad</text:p>
      <text:p text:style-name="P1"/>
      <text:p text:style-name="P1"/>
      <text:p text:style-name="P1">Time taken to build model: 4.78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7"/>1227 <text:s text:c="14"/>29.0758 %</text:p>
      <text:p text:style-name="P1">Incorrectly Classified Instances <text:s text:c="5"/>2993 <text:s text:c="14"/>70.9242 %</text:p>
      <text:p text:style-name="P1">Kappa statistic <text:s text:c="25"/>0.2119</text:p>
      <text:p text:style-name="P1">Mean absolute error <text:s text:c="21"/>0.1352</text:p>
      <text:p text:style-name="P1">Root mean squared error <text:s text:c="17"/>0.3137</text:p>
      <text:p text:style-name="P1">Relative absolute error <text:s text:c="16"/>75.1216 %</text:p>
      <text:p text:style-name="P1">Root relative squared error <text:s text:c="11"/>104.5221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1 <text:s text:c="8"/>0.17 <text:s text:c="6"/>0.392 <text:s text:c="4"/>1 <text:s text:c="8"/>0.564 <text:s text:c="5"/>0.999 <text:s text:c="3"/>0</text:p>
      <text:p text:style-name="P1">0.925 <text:s text:c="4"/>0.601 <text:s text:c="5"/>0.147 <text:s text:c="4"/>0.925 <text:s text:c="4"/>0.254 <text:s text:c="5"/>0.735 <text:s text:c="3"/>1</text:p>
      <text:p text:style-name="P1">0 <text:s text:c="8"/>0 <text:s text:c="9"/>0 <text:s text:c="8"/>0 <text:s text:c="8"/>0 <text:s text:c="9"/>0.908 <text:s text:c="3"/>2</text:p>
      <text:p text:style-name="P1">0.009 <text:s text:c="4"/>0.006 <text:s text:c="5"/>0.16 <text:s text:c="5"/>0.009 <text:s text:c="4"/>0.018 <text:s text:c="5"/>0.831 <text:s text:c="3"/>3</text:p>
      <text:p text:style-name="P1">0 <text:s text:c="8"/>0 <text:s text:c="9"/>0 <text:s text:c="8"/>0 <text:s text:c="8"/>0 <text:s text:c="9"/>0.424 <text:s text:c="3"/>4</text:p>
      <text:p text:style-name="P1">0 <text:s text:c="8"/>0 <text:s text:c="9"/>0 <text:s text:c="8"/>0 <text:s text:c="8"/>0 <text:s text:c="9"/>0.694 <text:s text:c="3"/>5</text:p>
      <text:p text:style-name="P1">0.971 <text:s text:c="4"/>0.009 <text:s text:c="5"/>0.92 <text:s text:c="5"/>0.971 <text:s text:c="4"/>0.945 <text:s text:c="5"/>0.991 <text:s text:c="3"/>6</text:p>
      <text:p text:style-name="P1">0 <text:s text:c="8"/>0.002 <text:s text:c="5"/>0 <text:s text:c="8"/>0 <text:s text:c="8"/>0 <text:s text:c="9"/>0.853 <text:s text:c="3"/>7</text:p>
      <text:p text:style-name="P1">0 <text:s text:c="8"/>0 <text:s text:c="9"/>0 <text:s text:c="8"/>0 <text:s text:c="8"/>0 <text:s text:c="9"/>0.735 <text:s text:c="3"/>8</text:p>
      <text:p text:style-name="P1">0.019 <text:s text:c="4"/>0.001 <text:s text:c="5"/>0.667 <text:s text:c="4"/>0.019 <text:s text:c="4"/>0.037 <text:s text:c="5"/>0.813 <text:s text:c="3"/>9</text:p>
      <text:p text:style-name="P1">Weighted Avg. <text:s text:c="3"/>0.291 <text:s text:c="4"/>0.079 <text:s text:c="5"/>0.227 <text:s text:c="4"/>0.291 <text:s text:c="4"/>0.18 <text:s text:c="6"/>0.799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17 <text:s text:c="2"/>0 <text:s text:c="2"/>0 <text:s text:c="2"/>0 <text:s text:c="2"/>0 <text:s text:c="2"/>0 <text:s text:c="2"/>0 <text:s text:c="2"/>0 <text:s text:c="2"/>0 <text:s text:c="2"/>0 | <text:s text:c="2"/>a = 0</text:p>
      <text:p text:style-name="P1">22 393 <text:s text:c="2"/>0 <text:s text:c="2"/>1 <text:s text:c="2"/>0 <text:s text:c="2"/>0 <text:s text:c="2"/>7 <text:s text:c="2"/>0 <text:s text:c="2"/>0 <text:s text:c="2"/>2 | <text:s text:c="2"/>b = 1</text:p>
      <text:p text:style-name="P1">21 406 <text:s text:c="2"/>0 <text:s text:c="2"/>2 <text:s text:c="2"/>0 <text:s text:c="2"/>0 <text:s text:c="2"/>1 <text:s text:c="2"/>0 <text:s text:c="2"/>0 <text:s text:c="2"/>0 | <text:s text:c="2"/>c = 2</text:p>
      <text:p text:style-name="P1">3 415 <text:s text:c="2"/>0 <text:s text:c="2"/>4 <text:s text:c="2"/>0 <text:s text:c="2"/>0 <text:s text:c="2"/>0 <text:s text:c="2"/>2 <text:s text:c="2"/>0 <text:s text:c="2"/>2 | <text:s text:c="2"/>d = 3</text:p>
      <text:p text:style-name="P1">356 <text:s/>55 <text:s text:c="2"/>0 <text:s text:c="2"/>0 <text:s text:c="2"/>0 <text:s text:c="2"/>0 <text:s text:c="2"/>4 <text:s text:c="2"/>0 <text:s text:c="2"/>0 <text:s text:c="2"/>0 | <text:s text:c="2"/>e = 4</text:p>
      <text:p text:style-name="P1">52 349 <text:s text:c="2"/>0 <text:s text:c="2"/>4 <text:s text:c="2"/>0 <text:s text:c="2"/>0 <text:s/>19 <text:s text:c="2"/>0 <text:s text:c="2"/>0 <text:s text:c="2"/>0 | <text:s text:c="2"/>f = 5</text:p>
      <text:p text:style-name="P1">9 <text:s text:c="2"/>3 <text:s text:c="2"/>0 <text:s text:c="2"/>0 <text:s text:c="2"/>0 <text:s text:c="2"/>0 405 <text:s text:c="2"/>0 <text:s text:c="2"/>0 <text:s text:c="2"/>0 | <text:s text:c="2"/>g = 6</text:p>
      <text:p text:style-name="P1">34 395 <text:s text:c="2"/>0 <text:s text:c="2"/>0 <text:s text:c="2"/>0 <text:s text:c="2"/>0 <text:s text:c="2"/>0 <text:s text:c="2"/>0 <text:s text:c="2"/>0 <text:s text:c="2"/>0 | <text:s text:c="2"/>h = 7</text:p>
      <text:p text:style-name="P1">20 396 <text:s text:c="2"/>0 <text:s text:c="2"/>0 <text:s text:c="2"/>0 <text:s text:c="2"/>0 <text:s text:c="2"/>4 <text:s text:c="2"/>0 <text:s text:c="2"/>0 <text:s text:c="2"/>0 | <text:s text:c="2"/>i = 8</text:p>
      <text:p text:style-name="P1">129 262 <text:s text:c="2"/>0 <text:s/>14 <text:s text:c="2"/>0 <text:s text:c="2"/>0 <text:s text:c="2"/>0 <text:s text:c="2"/>4 <text:s text:c="2"/>0 <text:s text:c="2"/>8 | <text:s text:c="2"/>j = 9</text:p>
      <text:p text:style-name="P1"/>
      <text:p text:style-name="P1"/>
      <text:p text:style-name="P1"/>
      <text:p text:style-name="P1"><text:soft-page-break/></text:p>
      <text:p text:style-name="P1"/>
      <text:p text:style-name="P1">################################################################################################################################################################################################</text:p>
      <text:p text:style-name="P1"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6:12:56.551700469</meta:creation-date>
    <dc:date>2016-12-03T06:14:58.926863774</dc:date>
    <meta:editing-duration>PT2M2S</meta:editing-duration>
    <meta:editing-cycles>1</meta:editing-cycles>
    <meta:document-statistic meta:table-count="0" meta:image-count="0" meta:object-count="0" meta:page-count="6" meta:paragraph-count="196" meta:word-count="1579" meta:character-count="10883" meta:non-whitespace-character-count="6124"/>
    <meta:generator>LibreOffice/5.2.2.2$Linux_X86_64 LibreOffice_project/20m0$Build-2</meta:generator>
  </office:meta>
</office:document-meta>
</file>